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yrusRequestUpgradeStrategy.unregister( TyrusWebSocketEngine engine , Objec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yrusRequestUpgradeStrategy.getEndpointConstruct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yrusRequestUpgradeStrategy.createTyrusEndpoint( Endpoint endpoint , String endpointPath , @ Nullable String protocol , List &lt; Extension &gt; extensions , WebSocketContainer container , TyrusWebSocket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yrusRequestUpgradeStrategy.register( TyrusWebSocketEngine engine , Objec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yrusRequestUpgradeStrategy.getInstalledExtensions( WebSocketContai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yrusRequestUpgradeStrategy.getSupported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yrusRequestUpgradeStrategy.createRequestContext( HttpServletRequest request , String endpointPath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TyrusRequestUpgradeStrategy.createEndpoint( ServerEndpointRegistration registration , ComponentProviderService provider , WebSocketContainer container , TyrusWebSocketEngine eng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TyrusRequestUpgradeStrategy.upgradeInternal( ServerHttpRequest request , ServerHttpResponse response , @ Nullable String selectedProtocol , List &lt; Extension &gt; extensions , Endpoint endpoi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TyrusRequestUpgradeStrategy.unregisterTyrusEndpoint( TyrusWebSocketEngine engine , @ Nullable Object tyrus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